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239dc8" officeooo:paragraph-rsid="00239dc8"/>
    </style:style>
    <style:style style:name="P2" style:family="paragraph" style:parent-style-name="Standard">
      <style:text-properties officeooo:rsid="001ec0d4" officeooo:paragraph-rsid="001ec0d4"/>
    </style:style>
    <style:style style:name="P3" style:family="paragraph" style:parent-style-name="Standard">
      <style:text-properties officeooo:paragraph-rsid="001ec0d4"/>
    </style:style>
    <style:style style:name="P4" style:family="paragraph" style:parent-style-name="Heading">
      <style:text-properties officeooo:rsid="00235f47" officeooo:paragraph-rsid="00235f47"/>
    </style:style>
    <style:style style:name="P5" style:family="paragraph" style:parent-style-name="Title">
      <style:text-properties officeooo:rsid="00239dc8" officeooo:paragraph-rsid="00239dc8"/>
    </style:style>
    <style:style style:name="P6" style:family="paragraph" style:parent-style-name="Subtitle">
      <style:text-properties officeooo:rsid="00239dc8" officeooo:paragraph-rsid="00239dc8"/>
    </style:style>
    <style:style style:name="T1" style:family="text">
      <style:text-properties officeooo:rsid="00208a2c"/>
    </style:style>
    <style:style style:name="T2" style:family="text">
      <style:text-properties officeooo:rsid="00239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atthias Foltier<text:tab/><text:tab/><text:tab/><text:tab/><text:tab/><text:tab/><text:tab/><text:tab/><text:tab/> <text:s text:c="2"/><text:span text:style-name="T2">18/05/2018</text:span></text:p>
      <text:p text:style-name="P4">Louis Label</text:p>
      <text:h text:style-name="Heading_20_1" text:outline-level="1"/>
      <text:p text:style-name="P5">Compte-rendu</text:p>
      <text:p text:style-name="P6">Projet de programmation graphique - OpenGL</text:p>
      <text:h text:style-name="Heading_20_1" text:outline-level="1"/>
      <text:h text:style-name="P1" text:outline-level="1"/>
      <text:h text:style-name="P1" text:outline-level="1"/>
      <text:h text:style-name="P1" text:outline-level="1">Implémentation réalisée</text:h>
      <text:p text:style-name="P2"/>
      <text:p text:style-name="P2">Nous avons implémenté un vaisseau capable de se mouvoir sur les axes des abscisses et des ordonnées. </text:p>
      <text:p text:style-name="P2">Pour donner l’illusion que le vaisseau avance, nous avons mobilisé une sphère et un cylindre :</text:p>
      <text:p text:style-name="P2"><text:tab/>- la sphère joue le rôle de la planète que le vaisseau survole.</text:p>
      <text:p text:style-name="P2"><text:tab/>- le cylindre représente le ciel étoilé <text:span text:style-name="T1">(mais suite au problème de chargement des textures évoqué plus bas, la texture d’étoile est remplacée par celle du vaisseau)</text:span>.</text:p>
      <text:p text:style-name="P2"/>
      <text:p text:style-name="P2">Il y a aussi des ennemis qui <text:span text:style-name="T1">respawn régulièrement deux par deux, et qui se déplacent vers le joueur jusqu’à ce qu’ils arrivent derrière la caméra. Ils réapparaissent alors à l’horizon.</text:span></text:p>
      <text:p text:style-name="P2"/>
      <text:p text:style-name="P2">Nous avons cependant rencontré des problèmes quant au chargement des textures : en effet, seule la dernière texture chargée est appliquée aux modèles 3D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2:35.842294414</meta:creation-date>
    <dc:date>2018-05-18T13:37:12.175438322</dc:date>
    <meta:editing-duration>PT14M1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2" meta:character-count="889" meta:non-whitespace-character-count="744"/>
  </office:meta>
</office:document-meta>
</file>